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7.8229in" fo:margin-left="-0.5417in" fo:margin-top="0in" fo:margin-bottom="0in" table:align="left"/>
    </style:style>
    <style:style style:name="Table1.A" style:family="table-column">
      <style:table-column-properties style:column-width="0.6042in"/>
    </style:style>
    <style:style style:name="Table1.B" style:family="table-column">
      <style:table-column-properties style:column-width="1.9382in"/>
    </style:style>
    <style:style style:name="Table1.C" style:family="table-column">
      <style:table-column-properties style:column-width="5.280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813in" fo:padding-right="0.075in" fo:padding-top="0in" fo:padding-bottom="0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 style:list-style-name="WWNum13">
      <style:paragraph-properties fo:margin-left="0.5in" fo:margin-right="0in" fo:line-height="100%" fo:orphans="0" fo:widows="0" fo:text-indent="-0.25in" style:auto-text-indent="false"/>
    </style:style>
    <style:style style:name="P3" style:family="paragraph" style:parent-style-name="Standard" style:list-style-name="WWNum8">
      <style:paragraph-properties fo:margin-left="0.5in" fo:margin-right="0in" fo:line-height="100%" fo:orphans="0" fo:widows="0" fo:text-indent="-0.25in" style:auto-text-indent="false"/>
    </style:style>
    <style:style style:name="P4" style:family="paragraph" style:parent-style-name="Standard" style:list-style-name="WWNum7">
      <style:paragraph-properties fo:margin-left="0.5in" fo:margin-right="0in" fo:line-height="100%" fo:orphans="0" fo:widows="0" fo:text-indent="-0.25in" style:auto-text-indent="false"/>
    </style:style>
    <style:style style:name="P5" style:family="paragraph" style:parent-style-name="Standard" style:list-style-name="WWNum9">
      <style:paragraph-properties fo:margin-left="0.5in" fo:margin-right="0in" fo:line-height="100%" fo:orphans="0" fo:widows="0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line-height="100%" fo:orphans="0" fo:widows="0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8" style:family="paragraph" style:parent-style-name="Standard" style:list-style-name="WWNum15">
      <style:paragraph-properties fo:margin-left="0.5in" fo:margin-right="0in" fo:line-height="100%" fo:orphans="0" fo:widows="0" fo:text-indent="-0.25in" style:auto-text-indent="false"/>
    </style:style>
    <style:style style:name="P9" style:family="paragraph" style:parent-style-name="Standard" style:list-style-name="WWNum14">
      <style:paragraph-properties fo:margin-left="0.5in" fo:margin-right="0in" fo:line-height="100%" fo:orphans="0" fo:widows="0" fo:text-indent="-0.25in" style:auto-text-indent="false"/>
    </style:style>
    <style:style style:name="P10" style:family="paragraph" style:parent-style-name="Standard" style:list-style-name="WWNum11">
      <style:paragraph-properties fo:margin-left="0.5in" fo:margin-right="0in" fo:line-height="100%" fo:orphans="0" fo:widows="0" fo:text-indent="-0.25in" style:auto-text-indent="false"/>
    </style:style>
    <style:style style:name="P11" style:family="paragraph" style:parent-style-name="Standard" style:list-style-name="WWNum12">
      <style:paragraph-properties fo:margin-left="0.5in" fo:margin-right="0in" fo:line-height="100%" fo:orphans="0" fo:widows="0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line-height="100%" fo:orphans="0" fo:widows="0" fo:text-indent="-0.25in" style:auto-text-indent="false"/>
    </style:style>
    <style:style style:name="P14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17" style:family="paragraph" style:parent-style-name="Standard" style:list-style-name="WWNum10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18" style:family="paragraph" style:parent-style-name="Standard" style:list-style-name="WWNum5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19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20" style:family="paragraph" style:parent-style-name="Standard" style:list-style-name="WWNum3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21" style:family="paragraph" style:parent-style-name="Standard" style:list-style-name="WWNum5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22" style:family="paragraph" style:parent-style-name="Standard" style:master-page-name="Converted1">
      <style:paragraph-properties fo:text-align="center" style:justify-single-word="false" style:page-number="1"/>
    </style:style>
    <style:style style:name="P23" style:family="paragraph" style:parent-style-name="Title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6pt" fo:font-style="normal" style:text-underline-style="none" fo:font-weight="normal" style:font-name-asian="Arial1" style:font-size-asian="26pt" style:font-style-asian="normal" style:font-weight-asian="normal" style:font-name-complex="Arial1" style:font-size-complex="2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3pt" fo:font-weight="bold" style:font-size-asian="13pt" style:font-weight-asian="bold" style:font-size-complex="13pt"/>
    </style:style>
    <style:style style:name="T5" style:family="text">
      <style:text-properties fo:color="#188038" style:font-name="Roboto Mono" style:font-name-asian="Roboto Mono1" style:font-name-complex="Roboto Mono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hd5ikbbyhcxg"/><text:span text:style-name="T1">DevOps Curriculum 2024</text:span></text:p>
      <text:p text:style-name="P22"><text:span text:style-name="T3">DevOps Curriculum 2025<text:line-break/><text:line-break/><text:line-break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4">Days</text:span></text:p>
          </table:table-cell>
          <table:table-cell table:style-name="Table1.A1" office:value-type="string">
            <text:p text:style-name="P1"><text:span text:style-name="T4">Summary</text:span></text:p>
          </table:table-cell>
          <table:table-cell table:style-name="Table1.A1" office:value-type="string">
            <text:p text:style-name="P1"><text:span text:style-name="T4">Description</text:span>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Introduction to DevOps</text:p>
          </table:table-cell>
          <table:table-cell table:style-name="Table1.A1" office:value-type="string">
            <text:list xml:id="list2015888188" text:style-name="WWNum13">
              <text:list-item>
                <text:p text:style-name="P2">Understand what DevOps is and its importance.</text:p>
              </text:list-item>
              <text:list-item>
                <text:p text:style-name="P2">Learn about the DevOps lifecycle: Plan, Develop, Build, Test, Release, Deploy, Operate, Monitor.</text:p>
              </text:list-item>
              <text:list-item>
                <text:p text:style-name="P2">Research key concepts: CI/CD, Infrastructure as Code (IaC), and Configuration Management.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Linux Basics</text:p>
          </table:table-cell>
          <table:table-cell table:style-name="Table1.A1" office:value-type="string">
            <text:list xml:id="list3040580719" text:style-name="WWNum8">
              <text:list-item>
                <text:p text:style-name="P3">Familiarize yourself with Linux commands, file permissions, and process management.</text:p>
              </text:list-item>
              <text:list-item>
                <text:p text:style-name="P3">Learn how to use SSH for remote server access.</text:p>
              </text:list-item>
              <text:list-item>
                <text:p text:style-name="P3">Practice basic scripting in Bash.</text:p>
              </text:list-item>
            </text:list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Version Control with Git</text:p>
          </table:table-cell>
          <table:table-cell table:style-name="Table1.A1" office:value-type="string">
            <text:list xml:id="list1064037656" text:style-name="WWNum7">
              <text:list-item>
                <text:p text:style-name="P4">Install Git and set up a repository.</text:p>
              </text:list-item>
              <text:list-item>
                <text:p text:style-name="P4">Learn basic Git commands: <text:span text:style-name="T5">clone</text:span>, <text:span text:style-name="T5">commit</text:span>, <text:span text:style-name="T5">push</text:span>, <text:span text:style-name="T5">pull</text:span>, <text:span text:style-name="T5">branch</text:span>, <text:span text:style-name="T5">merge</text:span>.</text:p>
              </text:list-item>
              <text:list-item>
                <text:p text:style-name="P4">Explore Git workflows like feature branching.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Continuous Integration Basics</text:p>
          </table:table-cell>
          <table:table-cell table:style-name="Table1.A1" office:value-type="string">
            <text:list xml:id="list702197258" text:style-name="WWNum9">
              <text:list-item>
                <text:p text:style-name="P5">Understand the CI process.</text:p>
              </text:list-item>
              <text:list-item>
                <text:p text:style-name="P5">Install and configure Jenkins or GitHub Actions Gitlab.</text:p>
              </text:list-item>
              <text:list-item>
                <text:p text:style-name="P5">Create a basic CI pipeline that runs automated tests.</text:p>
              </text:list-item>
            </text:list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Continuous Integration with Continuous Deployment</text:p>
          </table:table-cell>
          <table:table-cell table:style-name="Table1.A1" office:value-type="string">
            <text:list xml:id="list2067552864" text:style-name="WWNum4">
              <text:list-item>
                <text:p text:style-name="P6">Understand the flow of deployment in our organization.</text:p>
              </text:list-item>
              <text:list-item>
                <text:p text:style-name="P6">Provide tasks for end to end deployment.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<text:s/>Introduction to Containers</text:p>
          </table:table-cell>
          <table:table-cell table:style-name="Table1.A1" office:value-type="string">
            <text:list xml:id="list101062995" text:style-name="WWNum10">
              <text:list-item>
                <text:p text:style-name="P14">Learn the basics of Docker: images, containers, volumes, and networks.</text:p>
              </text:list-item>
              <text:list-item>
                <text:p text:style-name="P17">Install Docker and run your first container.</text:p>
              </text:list-item>
              <text:list-item>
                <text:p text:style-name="P19">Understand the concept of containerization and its advantages.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Writing Dockerfiles</text:p>
          </table:table-cell>
          <table:table-cell table:style-name="Table1.A1" office:value-type="string">
            <text:list xml:id="list247935722" text:style-name="WWNum1">
              <text:list-item>
                <text:p text:style-name="P7">Learn how to write a Dockerfile for a simple application.</text:p>
              </text:list-item>
              <text:list-item>
                <text:p text:style-name="P7">Build a Docker image and push it to Docker Hub.</text:p>
              </text:list-item>
              <text:list-item>
                <text:p text:style-name="P7">Run the application using your custom Docker image.</text:p>
              </text:list-item>
            </text:list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Docker Compose</text:p>
          </table:table-cell>
          <table:table-cell table:style-name="Table1.A1" office:value-type="string">
            <text:list xml:id="list2183341681" text:style-name="WWNum3">
              <text:list-item>
                <text:p text:style-name="P15">Explain the concept of docker compose</text:p>
              </text:list-item>
              <text:list-item>
                <text:p text:style-name="P20">Assessment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1">Infrastructure as Code with Terraform</text:p>
          </table:table-cell>
          <table:table-cell table:style-name="Table1.A1" office:value-type="string">
            <text:list xml:id="list3154789255" text:style-name="WWNum5">
              <text:list-item>
                <text:p text:style-name="P16">Learn the basics of Terraform.</text:p>
              </text:list-item>
              <text:list-item>
                <text:p text:style-name="P18">Install Terraform and write a simple script to provision a cloud resource (e.g., an EC2 instance on AWS).</text:p>
              </text:list-item>
              <text:list-item>
                <text:p text:style-name="P21">Understand Terraform's state and how to use <text:span text:style-name="T5">terraform plan</text:span> and <text:span text:style-name="T5">terraform apply</text:span>.</text:p>
              </text:list-item>
            </text:list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Continuing task on terraform which I will provide</text:p>
          </table:table-cell>
          <table:table-cell table:style-name="Table1.A1" office:value-type="string">
            <text:list xml:id="list4172793903" text:style-name="WWNum15">
              <text:list-item>
                <text:p text:style-name="P8">Provide them tasks on terraform.</text:p>
              </text:list-item>
              <text:list-item>
                <text:p text:style-name="P8">Creating compute engine, cluster, vpc, … using terraform.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">11</text:p>
          </table:table-cell>
          <table:table-cell table:style-name="Table1.A1" office:value-type="string">
            <text:p text:style-name="P1">Introduction to Kubernetes</text:p>
          </table:table-cell>
          <table:table-cell table:style-name="Table1.A1" office:value-type="string">
            <text:list xml:id="list93429920" text:style-name="WWNum14">
              <text:list-item>
                <text:p text:style-name="P9">Understand Kubernetes basics: Pods, Deployments, Services, and Nodes.</text:p>
              </text:list-item>
              <text:list-item>
                <text:p text:style-name="P9">Use a managed Kubernetes service.</text:p>
              </text:list-item>
              <text:list-item>
                <text:p text:style-name="P9">Deploy a simple application on Kubernetes.</text:p>
              </text:list-item>
            </text:list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Helm for Kubernetes</text:p>
          </table:table-cell>
          <table:table-cell table:style-name="Table1.A1" office:value-type="string">
            <text:list xml:id="list1214136615" text:style-name="WWNum11">
              <text:list-item>
                <text:p text:style-name="P10">Learn about Helm charts and how they simplify Kubernetes deployments.</text:p>
              </text:list-item>
              <text:list-item>
                <text:p text:style-name="P10">Install Helm and deploy an application using a Helm chart.</text:p>
              </text:list-item>
              <text:list-item>
                <text:p text:style-name="P10">Customize a Helm chart’s values.</text:p>
              </text:list-item>
            </text:list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13</text:p>
          </table:table-cell>
          <table:table-cell table:style-name="Table1.A1" office:value-type="string">
            <text:p text:style-name="P1">Monitoring and Logging</text:p>
          </table:table-cell>
          <table:table-cell table:style-name="Table1.A1" office:value-type="string">
            <text:list xml:id="list2074463542" text:style-name="WWNum12">
              <text:list-item>
                <text:p text:style-name="P11">Understand the importance of monitoring and logging.</text:p>
              </text:list-item>
              <text:list-item>
                <text:p text:style-name="P11">Install Prometheus and Grafana for monitoring.</text:p>
              </text:list-item>
              <text:list-item>
                <text:p text:style-name="P11">Set up centralized logging using ELK stack (Elasticsearch, Logstash, and Kibana) or Loki.</text:p>
              </text:list-item>
            </text:list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14</text:p>
          </table:table-cell>
          <table:table-cell table:style-name="Table1.A1" office:value-type="string">
            <text:p text:style-name="P1">Hashicorp vault</text:p>
          </table:table-cell>
          <table:table-cell table:style-name="Table1.A1" office:value-type="string">
            <text:list xml:id="list812722660" text:style-name="WWNum2">
              <text:list-item>
                <text:p text:style-name="P12">Explain the working of the vault in our organization.</text:p>
              </text:list-item>
              <text:list-item>
                <text:p text:style-name="P12">Setup vault in their local environment.</text:p>
              </text:list-item>
            </text:list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15</text:p>
          </table:table-cell>
          <table:table-cell table:style-name="Table1.A1" office:value-type="string">
            <text:p text:style-name="P1">Deployment of Kubernetes in GCP</text:p>
          </table:table-cell>
          <table:table-cell table:style-name="Table1.A1" office:value-type="string">
            <text:list xml:id="list1986166478" text:style-name="WWNum6">
              <text:list-item>
                <text:p text:style-name="P13">Learn how to deploy applications in a cluster with a load balancer.</text:p>
              </text:list-item>
              <text:list-item>
                <text:p text:style-name="P13">Deploy End to end application(assessment).</text:p>
              </text:list-item>
            </text:list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75" meta:word-count="441" meta:character-count="2665" meta:non-whitespace-character-count="2335"/>
    <meta:generator>LibreOfficeDev/6.0.5.2$Linux_X86_64 LibreOffice_project/</meta:generator>
  </office:meta>
</office:document-meta>
</file>